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7B000002E043FAEF7F.png" manifest:media-type="image/png"/>
  <manifest:file-entry manifest:full-path="Pictures/1000000100000527000002BDF378015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0.908cm" draw:z-index="0"><draw:image xlink:href="Pictures/100000010000047B000002E043FAEF7F.png" xlink:type="simple" xlink:show="embed" xlink:actuate="onLoad" draw:mime-type="image/png"/></draw:frame><draw:frame draw:style-name="fr1" draw:name="Image2" text:anchor-type="char" svg:width="17cm" svg:height="9.033cm" draw:z-index="1"><draw:image xlink:href="Pictures/1000000100000527000002BDF37801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1T06:57:36.938480900</meta:creation-date>
    <dc:date>2026-03-11T06:58:34.039831400</dc:date>
    <meta:editing-duration>PT5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5.8.2.2$Windows_X86_64 LibreOffice_project/d401f2107ccab8f924a8e2df40f573aab7605b6f</meta:generator>
  </office:meta>
</office:document-meta>
</file>